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ccanthis ADF Std" svg:font-family="'Accanthis ADF Std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solid" draw:textarea-horizontal-align="center" draw:textarea-vertical-align="middle" fo:padding-top="0.04cm" fo:padding-bottom="0.04cm" fo:padding-left="0.04cm" fo:padding-right="0.04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301cm" fo:min-width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0.303cm" fo:min-width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98cm" fo:min-width="6.0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2.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03cm" fo:min-width="0.905cm"/>
    </style:style>
    <style:style style:name="gr10" style:family="graphic" style:parent-style-name="objectwithoutfill">
      <style:graphic-properties svg:stroke-width="0.081cm" svg:stroke-color="#000000" draw:marker-start-width="0.321cm" draw:marker-end-width="0.321cm" draw:fill="solid" draw:textarea-horizontal-align="center" draw:textarea-vertical-align="middle" fo:padding-top="0.04cm" fo:padding-bottom="0.04cm" fo:padding-left="0.04cm" fo:padding-right="0.04cm"/>
    </style:style>
    <style:style style:name="gr11" style:family="graphic" style:parent-style-name="standard">
      <style:graphic-properties draw:textarea-horizontal-align="justify" draw:textarea-vertical-align="middle" draw:auto-grow-height="false" fo:min-height="0.522cm" fo:min-width="0.782cm"/>
    </style:style>
    <style:style style:name="gr12" style:family="graphic" style:parent-style-name="standard">
      <style:graphic-properties draw:textarea-horizontal-align="justify" draw:textarea-vertical-align="middle" draw:auto-grow-height="false" fo:min-height="0.553cm" fo:min-width="0.829cm"/>
    </style:style>
    <style:style style:name="gr13" style:family="graphic" style:parent-style-name="standard">
      <style:graphic-properties draw:stroke="none" svg:stroke-color="#000000" draw:fill="none" draw:fill-color="#ffffff" fo:min-height="1.3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5.30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17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0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35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84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293cm" fo:min-width="0.29cm"/>
    </style:style>
    <style:style style:name="gr21" style:family="graphic" style:parent-style-name="standard">
      <style:graphic-properties draw:textarea-horizontal-align="justify" draw:textarea-vertical-align="middle" draw:auto-grow-height="false" fo:min-height="0.292cm" fo:min-width="0.29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2.712cm"/>
      <style:paragraph-properties style:writing-mode="lr-tb"/>
    </style:style>
    <style:style style:name="gr23" style:family="graphic" style:parent-style-name="objectwithoutfill">
      <style:graphic-properties draw:fill="solid" draw:textarea-horizontal-align="center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text-properties style:font-name="FreeSans"/>
    </style:style>
    <style:style style:name="P5" style:family="paragraph">
      <loext:graphic-properties draw:fill="none" draw:fill-color="#ffffff"/>
      <style:paragraph-properties style:writing-mode="lr-tb"/>
      <style:text-properties style:font-name="FreeSans"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style:font-name="FreeSans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text-properties style:font-name="Accanthis ADF Std" fo:font-size="96pt" style:font-size-asian="96pt" style:font-size-complex="96pt"/>
    </style:style>
    <style:style style:name="P11" style:family="paragraph">
      <loext:graphic-properties draw:fill="none" draw:fill-color="#ffffff"/>
      <style:paragraph-properties style:writing-mode="lr-tb"/>
      <style:text-properties style:font-name="Accanthis ADF Std" fo:font-size="96pt" style:font-size-asian="96pt" style:font-size-complex="96pt"/>
    </style:style>
    <style:style style:name="P12" style:family="paragraph">
      <loext:graphic-properties draw:fill="none" draw:fill-color="#ffffff"/>
      <style:paragraph-properties style:writing-mode="lr-tb"/>
      <style:text-properties style:font-name="FreeSans" fo:font-size="20pt" style:font-size-asian="20pt" style:font-size-complex="20pt"/>
    </style:style>
    <style:style style:name="P13" style:family="paragraph">
      <style:text-properties style:font-name="FreeSans" fo:font-size="22pt" style:font-size-asian="22pt" style:font-size-complex="22pt"/>
    </style:style>
    <style:style style:name="P14" style:family="paragraph">
      <loext:graphic-properties draw:fill="none" draw:fill-color="#ffffff"/>
      <style:paragraph-properties style:writing-mode="lr-tb"/>
      <style:text-properties style:font-name="FreeSans" fo:font-size="22pt" style:font-size-asian="22pt" style:font-size-complex="22pt"/>
    </style:style>
    <style:style style:name="P15" style:family="paragraph">
      <style:paragraph-properties style:writing-mode="lr-tb"/>
      <style:text-properties style:font-name="FreeSans" fo:font-size="22pt" style:font-size-asian="22pt" style:font-size-complex="22pt"/>
    </style:style>
    <style:style style:name="P16" style:family="paragraph">
      <style:text-properties style:font-name="FreeSans" fo:font-size="28pt" style:font-size-asian="28pt" style:font-size-complex="28pt"/>
    </style:style>
    <style:style style:name="P17" style:family="paragraph">
      <loext:graphic-properties draw:fill="none" draw:fill-color="#ffffff"/>
      <style:paragraph-properties style:writing-mode="lr-tb"/>
      <style:text-properties style:font-name="FreeSans" fo:font-size="28pt" style:font-size-asian="28pt" style:font-size-complex="28pt"/>
    </style:style>
    <style:style style:name="T1" style:family="text">
      <style:text-properties style:font-name="FreeSans" fo:language="en" fo:country="GB"/>
    </style:style>
    <style:style style:name="T2" style:family="text">
      <style:text-properties style:font-name="FreeSans"/>
    </style:style>
    <style:style style:name="T3" style:family="text">
      <style:text-properties style:font-name="Accanthis ADF Std" fo:font-size="96pt" style:font-size-asian="96pt" style:font-size-complex="96pt"/>
    </style:style>
    <style:style style:name="T4" style:family="text">
      <style:text-properties style:font-name="FreeSans" fo:font-size="20pt" style:font-size-asian="20pt" style:font-size-complex="20pt"/>
    </style:style>
    <style:style style:name="T5" style:family="text">
      <style:text-properties style:font-name="FreeSans" fo:font-size="22pt" style:font-size-asian="22pt" style:font-size-complex="22pt"/>
    </style:style>
    <style:style style:name="T6" style:family="text">
      <style:text-properties style:text-position="-33% 58%" style:font-name="FreeSans" fo:font-size="22pt" style:font-size-asian="22pt" style:font-size-complex="22pt"/>
    </style:style>
    <style:style style:name="T7" style:family="text">
      <style:text-properties style:text-position="-33% 58%"/>
    </style:style>
    <style:style style:name="T8" style:family="text">
      <style:text-properties style:font-name="FreeSans" fo:font-size="28pt" style:font-size-asian="28pt" style:font-size-complex="28pt"/>
    </style:style>
    <style:style style:name="T9" style:family="text">
      <style:text-properties style:text-position="-33% 58%" style:font-name="FreeSans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37.461cm" svg:y1="12.491cm" svg:x2="37.461cm" svg:y2="12.963cm">
          <text:p/>
        </draw:line>
        <draw:connector draw:style-name="gr2" draw:text-style-name="P2" draw:layer="layout" svg:x1="2.921cm" svg:y1="9.568cm" svg:x2="8.106cm" svg:y2="10.454cm" draw:start-shape="id1" draw:start-glue-point="10" draw:end-shape="id2" draw:end-glue-point="0" svg:d="M2921 9568h5185v886" svg:viewBox="0 0 5186 887">
          <text:p/>
        </draw:connector>
        <draw:connector draw:style-name="gr2" draw:text-style-name="P2" draw:layer="layout" svg:x1="8.106cm" svg:y1="17.626cm" svg:x2="2.921cm" svg:y2="18.526cm" draw:start-shape="id2" draw:start-glue-point="2" draw:end-shape="id3" draw:end-glue-point="10" svg:d="M8106 17626v900h-5185" svg:viewBox="0 0 5186 901">
          <text:p/>
        </draw:connector>
        <draw:g xml:id="id2" draw:id="id2">
          <draw:path draw:style-name="gr3" draw:text-style-name="P3" draw:layer="layout" svg:width="1.268cm" svg:height="0.518cm" draw:transform="skewX (0.00575958653158131) rotate (-2.99934831955226) translate (9.34371115354536cm 13.3715022426586cm)" svg:viewBox="0 0 1269 519" svg:d="M1269 0c-1178-3-1269 519-1269 519">
            <text:p/>
          </draw:path>
          <draw:path draw:style-name="gr3" draw:text-style-name="P3" draw:layer="layout" svg:width="1.274cm" svg:height="0.52cm" draw:transform="skewX (0.00575958653158131) rotate (-0.141371669411541) translate (8.08745241114631cm 12.2518493835667cm)" svg:viewBox="0 0 1275 521" svg:d="M0 0c1180-2 1275 521 1275 521">
            <text:p/>
          </draw:path>
          <draw:path draw:style-name="gr3" draw:text-style-name="P3" draw:layer="layout" svg:width="1.26cm" svg:height="0.206cm" draw:transform="skewX (0.291819050933452) rotate (3.08678931507717) translate (8.0889695459523cm 13.5331818321498cm)" svg:viewBox="0 0 1261 207" svg:d="M0 0c1169 0 1261 207 1261 207">
            <text:p/>
          </draw:path>
          <draw:path draw:style-name="gr3" draw:text-style-name="P3" draw:layer="layout" svg:width="1.26cm" svg:height="0.307cm" draw:transform="skewX (-0.146084058391925) rotate (0.0836012711705284) translate (6.87493032013079cm 13.0008452659194cm)" svg:viewBox="0 0 1261 308" svg:d="M1261 0c-1171-1-1261 308-1261 308">
            <text:p/>
          </draw:path>
          <draw:path draw:style-name="gr3" draw:text-style-name="P3" draw:layer="layout" svg:width="1.271cm" svg:height="0.514cm" draw:transform="skewX (-0.00296705972839039) rotate (-0.145560459616328) translate (8.12389749666103cm 12.8939655800456cm)" svg:viewBox="0 0 1272 515" svg:d="M0 0c1180-8 1272 515 1272 515">
            <text:p/>
          </draw:path>
          <draw:path draw:style-name="gr3" draw:text-style-name="P3" draw:layer="layout" svg:width="1.268cm" svg:height="0.521cm" draw:transform="skewX (0.0043633231299858) rotate (-3.00109364880425) translate (9.3802665821507cm 14.1145728523393cm)" svg:viewBox="0 0 1269 522" svg:d="M1269 0c-1179-1-1269 522-1269 522">
            <text:p/>
          </draw:path>
          <draw:path draw:style-name="gr3" draw:text-style-name="P3" draw:layer="layout" svg:width="1.257cm" svg:height="0.205cm" draw:transform="skewX (0.281696141271885) rotate (3.08591665045117) translate (8.09504141806074cm 14.2922632968777cm)" svg:viewBox="0 0 1258 206" svg:d="M0 0c1169-1 1258 206 1258 206">
            <text:p/>
          </draw:path>
          <draw:path draw:style-name="gr3" draw:text-style-name="P3" draw:layer="layout" svg:width="1.26cm" svg:height="0.306cm" draw:transform="skewX (-0.146084058391925) rotate (0.0844739357965256) translate (6.87490842919718cm 13.7625398414769cm)" svg:viewBox="0 0 1261 307" svg:d="M1261 0c-1170-2-1261 307-1261 307">
            <text:p/>
          </draw:path>
          <draw:path draw:style-name="gr3" draw:text-style-name="P3" draw:layer="layout" svg:width="1.271cm" svg:height="0.514cm" draw:transform="skewX (-0.0029670597283904) rotate (-0.145560459616328) translate (8.12389749666103cm 13.6545630225008cm)" svg:viewBox="0 0 1272 515" svg:d="M0 0c1180-8 1272 515 1272 515">
            <text:p/>
          </draw:path>
          <draw:path draw:style-name="gr3" draw:text-style-name="P3" draw:layer="layout" svg:width="1.267cm" svg:height="0.52cm" draw:transform="skewX (0.00575958653158133) rotate (-3.00022098417825) translate (9.34341119158748cm 14.8923333477169cm)" svg:viewBox="0 0 1268 521" svg:d="M1268 0c-1178-2-1268 521-1268 521">
            <text:p/>
          </draw:path>
          <draw:path draw:style-name="gr3" draw:text-style-name="P3" draw:layer="layout" svg:width="1.257cm" svg:height="0.206cm" draw:transform="skewX (0.282743338823081) rotate (3.08678931507717) translate (8.09504224963042cm 15.0528583687225cm)" svg:viewBox="0 0 1258 207" svg:d="M0 0c1169 0 1258 207 1258 207">
            <text:p/>
          </draw:path>
          <draw:path draw:style-name="gr3" draw:text-style-name="P3" draw:layer="layout" svg:width="1.26cm" svg:height="0.307cm" draw:transform="skewX (-0.146084058391925) rotate (0.0836012711705284) translate (6.87493032013079cm 14.5205219922621cm)" svg:viewBox="0 0 1261 308" svg:d="M1261 0c-1171-1-1261 308-1261 308">
            <text:p/>
          </draw:path>
          <draw:path draw:style-name="gr3" draw:text-style-name="P3" draw:layer="layout" svg:width="1.271cm" svg:height="0.513cm" draw:transform="skewX (-0.00296705972839037) rotate (-0.146433124242325) translate (8.12390094358294cm 14.4136189456294cm)" svg:viewBox="0 0 1272 514" svg:d="M0 0c1180-9 1272 514 1272 514">
            <text:p/>
          </draw:path>
          <draw:path draw:style-name="gr3" draw:text-style-name="P3" draw:layer="layout" svg:width="1.267cm" svg:height="0.52cm" draw:transform="skewX (0.0057595865315813) rotate (-3.00022098417825) translate (9.37984699721408cm 15.5967589231644cm)" svg:viewBox="0 0 1268 521" svg:d="M1268 0c-1178-2-1268 521-1268 521">
            <text:p/>
          </draw:path>
          <draw:line draw:style-name="gr3" draw:text-style-name="P3" draw:layer="layout" svg:x1="8.082cm" svg:y1="12.311cm" svg:x2="8.106cm" svg:y2="10.454cm">
            <text:p/>
          </draw:line>
          <draw:line draw:style-name="gr3" draw:text-style-name="P3" draw:layer="layout" svg:x1="8.103cm" svg:y1="17.626cm" svg:x2="8.127cm" svg:y2="15.769cm">
            <text:p/>
          </draw:line>
        </draw:g>
        <draw:g>
          <draw:path draw:style-name="gr3" draw:text-style-name="P3" draw:layer="layout" svg:width="1.27cm" svg:height="0.52cm" draw:transform="skewX (-0.00139626340159549) rotate (3.00022098417825) translate (13.7902264124047cm 13.5923481220482cm)" svg:viewBox="0 0 1271 521" svg:d="M0 0c1178-2 1271 521 1271 521">
            <text:p/>
          </draw:path>
          <draw:path draw:style-name="gr3" draw:text-style-name="P3" draw:layer="layout" svg:width="1.275cm" svg:height="0.521cm" draw:transform="skewX (-0.00855211333477222) rotate (0.140499004785544) translate (12.5271508655659cm 12.4715285402351cm)" svg:viewBox="0 0 1276 522" svg:d="M1276 0c-1180 0-1276 522-1276 522">
            <text:p/>
          </draw:path>
          <draw:path draw:style-name="gr3" draw:text-style-name="P3" draw:layer="layout" svg:width="1.26cm" svg:height="0.206cm" draw:transform="skewX (-0.291819050933452) rotate (-3.08678931507717) translate (15.048011695109cm 13.5051077134131cm)" svg:viewBox="0 0 1261 207" svg:d="M1261 0c-1169 0-1261 207-1261 207">
            <text:p/>
          </draw:path>
          <draw:path draw:style-name="gr3" draw:text-style-name="P3" draw:layer="layout" svg:width="1.262cm" svg:height="0.307cm" draw:transform="skewX (0.150098315671512) rotate (-0.0834267382453293) translate (13.7465830509992cm 12.9365459997389cm)" svg:viewBox="0 0 1263 308" svg:d="M0 0c1171-2 1263 308 1263 308">
            <text:p/>
          </draw:path>
          <draw:path draw:style-name="gr3" draw:text-style-name="P3" draw:layer="layout" svg:width="1.272cm" svg:height="0.515cm" draw:transform="rotate (0.14451326206513) translate (12.4943683101806cm 13.1183100649324cm)" svg:viewBox="0 0 1273 516" svg:d="M1273 0c-1179-7-1273 516-1273 516">
            <text:p/>
          </draw:path>
          <draw:path draw:style-name="gr3" draw:text-style-name="P3" draw:layer="layout" svg:width="1.271cm" svg:height="0.52cm" draw:transform="rotate (3.00022098417825) translate (13.7537906022115cm 14.3332095024724cm)" svg:viewBox="0 0 1272 521" svg:d="M0 0c1178-2 1272 521 1272 521">
            <text:p/>
          </draw:path>
          <draw:path draw:style-name="gr3" draw:text-style-name="P3" draw:layer="layout" svg:width="1.257cm" svg:height="0.206cm" draw:transform="skewX (-0.281696141271885) rotate (-3.08678931507717) translate (15.0390779335627cm 14.264343864392cm)" svg:viewBox="0 0 1258 207" svg:d="M1258 0c-1169 0-1258 207-1258 207">
            <text:p/>
          </draw:path>
          <draw:path draw:style-name="gr3" draw:text-style-name="P3" draw:layer="layout" svg:width="1.262cm" svg:height="0.307cm" draw:transform="skewX (0.150098315671512) rotate (-0.0834267382453293) translate (13.7465830509992cm 13.6971434421941cm)" svg:viewBox="0 0 1263 308" svg:d="M0 0c1171-2 1263 308 1263 308">
            <text:p/>
          </draw:path>
          <draw:path draw:style-name="gr3" draw:text-style-name="P3" draw:layer="layout" svg:width="1.272cm" svg:height="0.515cm" draw:transform="rotate (0.14451326206513) translate (12.4943683101806cm 13.8789075073877cm)" svg:viewBox="0 0 1273 516" svg:d="M1273 0c-1179-7-1273 516-1273 516">
            <text:p/>
          </draw:path>
          <draw:path draw:style-name="gr3" draw:text-style-name="P3" draw:layer="layout" svg:width="1.27cm" svg:height="0.52cm" draw:transform="skewX (-0.00139626340159547) rotate (3.00022098417825) translate (13.7902264124047cm 15.1120248483909cm)" svg:viewBox="0 0 1271 521" svg:d="M0 0c1178-2 1271 521 1271 521">
            <text:p/>
          </draw:path>
          <draw:path draw:style-name="gr3" draw:text-style-name="P3" draw:layer="layout" svg:width="1.258cm" svg:height="0.206cm" draw:transform="skewX (-0.282743338823081) rotate (-3.08678931507717) translate (15.0393124488571cm 15.0249284417439cm)" svg:viewBox="0 0 1259 207" svg:d="M1259 0c-1169 0-1259 207-1259 207">
            <text:p/>
          </draw:path>
          <draw:path draw:style-name="gr3" draw:text-style-name="P3" draw:layer="layout" svg:width="1.262cm" svg:height="0.307cm" draw:transform="skewX (0.150098315671512) rotate (-0.0834267382453293) translate (13.7465830509992cm 14.4562227260816cm)" svg:viewBox="0 0 1263 308" svg:d="M0 0c1171-2 1263 308 1263 308">
            <text:p/>
          </draw:path>
          <draw:path draw:style-name="gr3" draw:text-style-name="P3" draw:layer="layout" svg:width="1.272cm" svg:height="0.515cm" draw:transform="rotate (0.14451326206513) translate (12.4943683101806cm 14.6379867912752cm)" svg:viewBox="0 0 1273 516" svg:d="M1273 0c-1179-7-1273 516-1273 516">
            <text:p/>
          </draw:path>
          <draw:path draw:style-name="gr3" draw:text-style-name="P3" draw:layer="layout" svg:width="1.271cm" svg:height="0.521cm" draw:transform="skewX (0.00139626340159546) rotate (3.00109364880425) translate (13.7537910189427cm 15.8164474938018cm)" svg:viewBox="0 0 1272 522" svg:d="M0 0c1178 0 1272 522 1272 522">
            <text:p/>
          </draw:path>
          <draw:line draw:style-name="gr3" draw:text-style-name="P3" draw:layer="layout" svg:x1="13.796cm" svg:y1="12.352cm" svg:x2="13.772cm" svg:y2="10.495cm">
            <text:p/>
          </draw:line>
          <draw:line draw:style-name="gr3" draw:text-style-name="P3" draw:layer="layout" svg:x1="13.775cm" svg:y1="17.667cm" svg:x2="13.751cm" svg:y2="15.81cm">
            <text:p/>
          </draw:line>
        </draw:g>
        <draw:line draw:style-name="gr4" draw:text-style-name="P3" draw:layer="layout" svg:x1="11.349cm" svg:y1="11.971cm" svg:x2="11.349cm" svg:y2="16.229cm">
          <text:p/>
        </draw:line>
        <draw:line draw:style-name="gr4" draw:text-style-name="P3" draw:layer="layout" svg:x1="10.742cm" svg:y1="11.973cm" svg:x2="10.742cm" svg:y2="16.231cm">
          <text:p/>
        </draw:line>
        <draw:custom-shape draw:style-name="gr5" draw:text-style-name="P2" xml:id="id1" draw:id="id1" draw:layer="layout" svg:width="0.427cm" svg:height="0.425cm" svg:x="2.494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3" draw:id="id3" draw:layer="layout" svg:width="0.427cm" svg:height="0.427cm" svg:x="2.494cm" svg:y="1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6.057cm" svg:height="4.698cm" svg:x="0.822cm" svg:y="12.163cm">
          <draw:text-box>
            <text:p text:style-name="P4"><text:span text:style-name="T1">AC</text:span></text:p>
            <text:p text:style-name="P4"><text:span text:style-name="T1">voltage</text:span></text:p>
            <text:p text:style-name="P4"><text:span text:style-name="T1">IN</text:span></text:p>
            <text:p text:style-name="P4"><text:span text:style-name="T1">230V / 50Hz</text:span></text:p>
          </draw:text-box>
        </draw:frame>
        <draw:frame draw:style-name="gr8" draw:text-style-name="P6" draw:layer="layout" svg:width="2.775cm" svg:height="1.46cm" svg:x="9.633cm" svg:y="10.5cm">
          <draw:text-box>
            <text:p text:style-name="P4"><text:span text:style-name="T2">9.107:1</text:span></text:p>
          </draw:text-box>
        </draw:frame>
        <draw:g>
          <draw:custom-shape draw:style-name="gr9" draw:text-style-name="P7" draw:layer="layout" svg:width="1.809cm" svg:height="1.809cm" draw:transform="skewX (-0.000523598775598264) rotate (0.785398163397448) translate (21.112cm 14.87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8" draw:layer="layout" svg:x1="22.396cm" svg:y1="13.552cm" svg:x2="23.786cm" svg:y2="14.942cm">
            <text:p/>
          </draw:line>
        </draw:g>
        <draw:g>
          <draw:custom-shape draw:style-name="gr9" draw:text-style-name="P7" draw:layer="layout" svg:width="1.809cm" svg:height="1.809cm" draw:transform="rotate (2.35619449019234) translate (22.473cm 11.88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8" draw:layer="layout" svg:x1="23.8cm" svg:y1="10.61cm" svg:x2="22.41cm" svg:y2="12cm">
            <text:p/>
          </draw:line>
        </draw:g>
        <draw:g>
          <draw:custom-shape draw:style-name="gr9" draw:text-style-name="P7" draw:layer="layout" svg:width="1.809cm" svg:height="1.809cm" draw:transform="rotate (0.785398163397448) translate (17.107cm 10.62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8" draw:layer="layout" svg:x1="18.388cm" svg:y1="9.295cm" svg:x2="19.778cm" svg:y2="10.685cm">
            <text:p/>
          </draw:line>
        </draw:g>
        <draw:g>
          <draw:custom-shape draw:style-name="gr9" draw:text-style-name="P7" draw:layer="layout" svg:width="1.809cm" svg:height="1.809cm" draw:transform="rotate (2.35619449019234) translate (18.463cm 15.87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8" draw:layer="layout" svg:x1="19.79cm" svg:y1="14.597cm" svg:x2="18.4cm" svg:y2="15.987cm">
            <text:p/>
          </draw:line>
        </draw:g>
        <draw:line draw:style-name="gr1" draw:text-style-name="P1" draw:layer="layout" svg:x1="19.099cm" svg:y1="9.927cm" svg:x2="20.338cm" svg:y2="8.688cm">
          <text:p/>
        </draw:line>
        <draw:line draw:style-name="gr1" draw:text-style-name="P1" draw:layer="layout" svg:x1="20.349cm" svg:y1="8.622cm" svg:x2="21.762cm" svg:y2="10.035cm">
          <text:p/>
        </draw:line>
        <draw:line draw:style-name="gr1" draw:text-style-name="P1" draw:layer="layout" svg:x1="13.764cm" svg:y1="10.604cm" svg:x2="13.8cm" svg:y2="7.9cm">
          <text:p/>
        </draw:line>
        <draw:line draw:style-name="gr1" draw:text-style-name="P1" draw:layer="layout" svg:x1="20.3cm" svg:y1="7.9cm" svg:x2="13.7cm" svg:y2="7.9cm">
          <text:p/>
        </draw:line>
        <draw:line draw:style-name="gr1" draw:text-style-name="P1" draw:layer="layout" svg:x1="19.171cm" svg:y1="15.343cm" svg:x2="20.584cm" svg:y2="16.756cm">
          <text:p/>
        </draw:line>
        <draw:line draw:style-name="gr1" draw:text-style-name="P1" draw:layer="layout" svg:x1="20.513cm" svg:y1="16.765cm" svg:x2="21.752cm" svg:y2="15.526cm">
          <text:p/>
        </draw:line>
        <draw:line draw:style-name="gr1" draw:text-style-name="P1" draw:layer="layout" svg:x1="13.764cm" svg:y1="17.678cm" svg:x2="13.764cm" svg:y2="19.8cm">
          <text:p/>
        </draw:line>
        <draw:line draw:style-name="gr1" draw:text-style-name="P1" draw:layer="layout" svg:x1="13.764cm" svg:y1="19.8cm" svg:x2="20.602cm" svg:y2="19.8cm">
          <text:p/>
        </draw:line>
        <draw:line draw:style-name="gr1" draw:text-style-name="P1" draw:layer="layout" svg:x1="20.602cm" svg:y1="19.8cm" svg:x2="20.602cm" svg:y2="16.735cm">
          <text:p/>
        </draw:line>
        <draw:line draw:style-name="gr1" draw:text-style-name="P1" draw:layer="layout" svg:x1="16.505cm" svg:y1="12.52cm" svg:x2="17.744cm" svg:y2="11.281cm">
          <text:p/>
        </draw:line>
        <draw:line draw:style-name="gr1" draw:text-style-name="P1" draw:layer="layout" svg:x1="16.461cm" svg:y1="12.514cm" svg:x2="17.874cm" svg:y2="13.927cm">
          <text:p/>
        </draw:line>
        <draw:line draw:style-name="gr1" draw:text-style-name="P1" draw:layer="layout" svg:x1="15.9cm" svg:y1="12.5cm" svg:x2="15.9cm" svg:y2="18.631cm">
          <text:p/>
        </draw:line>
        <draw:line draw:style-name="gr1" draw:text-style-name="P1" draw:layer="layout" svg:x1="15.9cm" svg:y1="18.6cm" svg:x2="20.249cm" svg:y2="18.621cm">
          <text:p/>
        </draw:line>
        <draw:line draw:style-name="gr10" draw:text-style-name="P1" draw:layer="layout" svg:x1="20.249cm" svg:y1="18.621cm" svg:x2="20.956cm" svg:y2="18.621cm">
          <text:p/>
        </draw:line>
        <draw:line draw:style-name="gr1" draw:text-style-name="P1" draw:layer="layout" svg:x1="23.18cm" svg:y1="11.334cm" svg:x2="24.593cm" svg:y2="12.747cm">
          <text:p/>
        </draw:line>
        <draw:line draw:style-name="gr1" draw:text-style-name="P1" draw:layer="layout" svg:x1="23.106cm" svg:y1="14.171cm" svg:x2="24.551cm" svg:y2="12.726cm">
          <text:p/>
        </draw:line>
        <draw:line draw:style-name="gr1" draw:text-style-name="P1" draw:layer="layout" svg:x1="20.956cm" svg:y1="18.621cm" svg:x2="26.497cm" svg:y2="18.621cm">
          <text:p/>
        </draw:line>
        <draw:line draw:style-name="gr1" draw:text-style-name="P1" draw:layer="layout" svg:x1="24.611cm" svg:y1="12.726cm" svg:x2="26.497cm" svg:y2="12.726cm">
          <text:p/>
        </draw:line>
        <draw:line draw:style-name="gr3" draw:text-style-name="P8" draw:layer="layout" svg:x1="28.123cm" svg:y1="14.8cm" svg:x2="30.5cm" svg:y2="14.8cm">
          <text:p/>
        </draw:line>
        <draw:line draw:style-name="gr3" draw:text-style-name="P8" draw:layer="layout" svg:x1="28.1cm" svg:y1="16.2cm" svg:x2="30.477cm" svg:y2="16.2cm">
          <text:p/>
        </draw:line>
        <draw:line draw:style-name="gr3" draw:text-style-name="P8" draw:layer="layout" svg:x1="29.381cm" svg:y1="14.742cm" svg:x2="29.4cm" svg:y2="13.3cm">
          <text:p/>
        </draw:line>
        <draw:line draw:style-name="gr3" draw:text-style-name="P8" draw:layer="layout" svg:x1="29.181cm" svg:y1="17.642cm" svg:x2="29.2cm" svg:y2="16.2cm">
          <text:p/>
        </draw:line>
        <draw:line draw:style-name="gr1" draw:text-style-name="P1" draw:layer="layout" svg:x1="26.497cm" svg:y1="12.726cm" svg:x2="26.497cm" svg:y2="13.551cm">
          <text:p/>
        </draw:line>
        <draw:line draw:style-name="gr1" draw:text-style-name="P1" draw:layer="layout" svg:x1="26.497cm" svg:y1="17.442cm" svg:x2="26.497cm" svg:y2="18.621cm">
          <text:p/>
        </draw:line>
        <draw:line draw:style-name="gr1" draw:text-style-name="P1" draw:layer="layout" svg:x1="26.497cm" svg:y1="12.726cm" svg:x2="29.562cm" svg:y2="12.726cm">
          <text:p/>
        </draw:line>
        <draw:line draw:style-name="gr1" draw:text-style-name="P1" draw:layer="layout" svg:x1="26.497cm" svg:y1="18.621cm" svg:x2="29.209cm" svg:y2="18.621cm">
          <text:p/>
        </draw:line>
        <draw:g>
          <draw:line draw:style-name="gr3" draw:text-style-name="P8" draw:layer="layout" svg:x1="26.426cm" svg:y1="17.6cm" svg:x2="25.851cm" svg:y2="17.269cm">
            <text:p/>
          </draw:line>
          <draw:line draw:style-name="gr3" draw:text-style-name="P8" draw:layer="layout" svg:x1="27.061cm" svg:y1="16.602cm" svg:x2="25.852cm" svg:y2="17.275cm">
            <text:p/>
          </draw:line>
          <draw:line draw:style-name="gr3" draw:text-style-name="P8" draw:layer="layout" svg:x1="27.166cm" svg:y1="15.262cm" svg:x2="25.996cm" svg:y2="14.566cm">
            <text:p/>
          </draw:line>
          <draw:line draw:style-name="gr3" draw:text-style-name="P8" draw:layer="layout" svg:x1="27.088cm" svg:y1="16.636cm" svg:x2="25.918cm" svg:y2="15.94cm">
            <text:p/>
          </draw:line>
          <draw:line draw:style-name="gr3" draw:text-style-name="P8" draw:layer="layout" svg:x1="27.16cm" svg:y1="15.233cm" svg:x2="25.951cm" svg:y2="15.906cm">
            <text:p/>
          </draw:line>
          <draw:line draw:style-name="gr3" draw:text-style-name="P8" draw:layer="layout" svg:x1="27.2cm" svg:y1="13.876cm" svg:x2="25.991cm" svg:y2="14.549cm">
            <text:p/>
          </draw:line>
          <draw:line draw:style-name="gr3" draw:text-style-name="P8" draw:layer="layout" svg:x1="27.14cm" svg:y1="13.887cm" svg:x2="26.565cm" svg:y2="13.556cm">
            <text:p/>
          </draw:line>
        </draw:g>
        <draw:line draw:style-name="gr1" draw:text-style-name="P1" draw:layer="layout" svg:x1="29.444cm" svg:y1="12.726cm" svg:x2="29.444cm" svg:y2="13.433cm">
          <text:p/>
        </draw:line>
        <draw:line draw:style-name="gr1" draw:text-style-name="P1" draw:layer="layout" svg:x1="29.209cm" svg:y1="18.621cm" svg:x2="29.209cm" svg:y2="17.442cm">
          <text:p/>
        </draw:line>
        <draw:g>
          <draw:line draw:style-name="gr3" draw:text-style-name="P8" draw:layer="layout" svg:x1="30.709cm" svg:y1="12.769cm" svg:x2="31.013cm" svg:y2="12.161cm">
            <text:p/>
          </draw:line>
          <draw:line draw:style-name="gr3" draw:text-style-name="P8" draw:layer="layout" svg:x1="31.772cm" svg:y1="13.298cm" svg:x2="31.007cm" svg:y2="12.162cm">
            <text:p/>
          </draw:line>
          <draw:line draw:style-name="gr3" draw:text-style-name="P8" draw:layer="layout" svg:x1="33.155cm" svg:y1="13.265cm" svg:x2="33.796cm" svg:y2="12.027cm">
            <text:p/>
          </draw:line>
          <draw:line draw:style-name="gr3" draw:text-style-name="P8" draw:layer="layout" svg:x1="31.74cm" svg:y1="13.328cm" svg:x2="32.381cm" svg:y2="12.09cm">
            <text:p/>
          </draw:line>
          <draw:line draw:style-name="gr3" draw:text-style-name="P8" draw:layer="layout" svg:x1="33.183cm" svg:y1="13.255cm" svg:x2="32.418cm" svg:y2="12.119cm">
            <text:p/>
          </draw:line>
          <draw:line draw:style-name="gr3" draw:text-style-name="P8" draw:layer="layout" svg:x1="34.578cm" svg:y1="13.155cm" svg:x2="33.813cm" svg:y2="12.019cm">
            <text:p/>
          </draw:line>
          <draw:line draw:style-name="gr3" draw:text-style-name="P8" draw:layer="layout" svg:x1="34.563cm" svg:y1="13.098cm" svg:x2="34.867cm" svg:y2="12.49cm">
            <text:p/>
          </draw:line>
        </draw:g>
        <draw:line draw:style-name="gr1" draw:text-style-name="P1" draw:layer="layout" svg:x1="29.444cm" svg:y1="12.726cm" svg:x2="30.741cm" svg:y2="12.726cm">
          <text:p/>
        </draw:line>
        <draw:line draw:style-name="gr1" draw:text-style-name="P1" draw:layer="layout" svg:x1="29.209cm" svg:y1="18.621cm" svg:x2="37.462cm" svg:y2="18.621cm">
          <text:p/>
        </draw:line>
        <draw:g>
          <draw:custom-shape draw:style-name="gr11" draw:text-style-name="P7" draw:layer="layout" svg:width="1.564cm" svg:height="1.565cm" draw:transform="rotate (-3.14159265358979) translate (38.267cm 14.5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8" draw:layer="layout" svg:x1="38.3cm" svg:y1="14.6cm" svg:x2="36.601cm" svg:y2="14.6cm">
            <text:p/>
          </draw:line>
        </draw:g>
        <draw:g>
          <draw:custom-shape draw:style-name="gr12" draw:text-style-name="P7" draw:layer="layout" svg:width="1.655cm" svg:height="1.655cm" draw:transform="rotate (-3.14159265358979) translate (38.264cm 17.95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8" draw:layer="layout" svg:x1="38.3cm" svg:y1="17.988cm" svg:x2="36.502cm" svg:y2="17.988cm">
            <text:p/>
          </draw:line>
        </draw:g>
        <draw:line draw:style-name="gr1" draw:text-style-name="P1" draw:layer="layout" svg:x1="37.461cm" svg:y1="18.621cm" svg:x2="37.461cm" svg:y2="18.032cm">
          <text:p/>
        </draw:line>
        <draw:line draw:style-name="gr1" draw:text-style-name="P1" draw:layer="layout" svg:x1="34.868cm" svg:y1="12.491cm" svg:x2="37.462cm" svg:y2="12.491cm">
          <text:p/>
        </draw:line>
        <draw:frame draw:style-name="gr13" draw:text-style-name="P9" draw:layer="layout" svg:width="1.179cm" svg:height="1.326cm" draw:transform="rotate (1.5707963267949) translate (36.833cm 15.883cm)">
          <draw:text-box>
            <text:p>...</text:p>
          </draw:text-box>
        </draw:frame>
        <draw:frame draw:style-name="gr14" draw:text-style-name="P11" draw:layer="layout" svg:width="1.886cm" svg:height="5.306cm" svg:x="35.714cm" svg:y="12.6cm">
          <draw:text-box>
            <text:p text:style-name="P10"><text:span text:style-name="T3">{</text:span></text:p>
          </draw:text-box>
        </draw:frame>
        <draw:frame draw:style-name="gr15" draw:text-style-name="P12" draw:layer="layout" svg:width="4.244cm" svg:height="1.415cm" svg:x="32cm" svg:y="14.8cm">
          <draw:text-box>
            <text:p text:style-name="P4"><text:span text:style-name="T4">20 diodes</text:span></text:p>
            <text:p text:style-name="P4"><text:span text:style-name="T4">In series</text:span></text:p>
          </draw:text-box>
        </draw:frame>
        <draw:frame draw:style-name="gr16" draw:text-style-name="P14" draw:layer="layout" svg:width="1.198cm" svg:height="1.008cm" svg:x="17.002cm" svg:y="9.1cm">
          <draw:text-box>
            <text:p text:style-name="P13"><text:span text:style-name="T5">D</text:span><text:span text:style-name="T6">1</text:span></text:p>
          </draw:text-box>
        </draw:frame>
        <draw:frame draw:style-name="gr16" draw:text-style-name="P14" draw:layer="layout" svg:width="1.297cm" svg:height="1.008cm" svg:x="17.3cm" svg:y="15.2cm">
          <draw:text-box>
            <text:p text:style-name="P13"><text:span text:style-name="T5">D</text:span><text:span text:style-name="T6">4</text:span></text:p>
          </draw:text-box>
        </draw:frame>
        <draw:frame draw:style-name="gr17" draw:text-style-name="P14" draw:layer="layout" svg:width="1.396cm" svg:height="0.966cm" svg:x="23.2cm" svg:y="9.2cm">
          <draw:text-box draw:corner-radius="2.472cm">
            <text:p text:style-name="P15">D<text:span text:style-name="T7">2</text:span></text:p>
          </draw:text-box>
        </draw:frame>
        <draw:frame draw:style-name="gr18" draw:text-style-name="P14" draw:layer="layout" svg:width="1.297cm" svg:height="1.358cm" svg:x="23.1cm" svg:y="15.4cm">
          <draw:text-box>
            <text:p text:style-name="P13"><text:span text:style-name="T5">D</text:span><text:span text:style-name="T6">3</text:span></text:p>
          </draw:text-box>
        </draw:frame>
        <draw:frame draw:style-name="gr16" draw:text-style-name="P14" draw:layer="layout" svg:width="1.297cm" svg:height="1.008cm" svg:x="27.603cm" svg:y="17.392cm">
          <draw:text-box>
            <text:p text:style-name="P13"><text:span text:style-name="T5">C</text:span><text:span text:style-name="T6">env</text:span></text:p>
          </draw:text-box>
        </draw:frame>
        <draw:frame draw:style-name="gr19" draw:text-style-name="P14" draw:layer="layout" svg:width="1.296cm" svg:height="0.966cm" svg:x="24.604cm" svg:y="17.345cm">
          <draw:text-box>
            <text:p text:style-name="P13"><text:span text:style-name="T5">R</text:span><text:span text:style-name="T6">env</text:span></text:p>
          </draw:text-box>
        </draw:frame>
        <draw:frame draw:style-name="gr16" draw:text-style-name="P14" draw:layer="layout" svg:width="1.297cm" svg:height="1.008cm" svg:x="32.038cm" svg:y="10.84cm">
          <draw:text-box>
            <text:p text:style-name="P13"><text:span text:style-name="T5">R</text:span><text:span text:style-name="T6">reg</text:span></text:p>
          </draw:text-box>
        </draw:frame>
        <draw:line draw:style-name="gr1" draw:text-style-name="P1" draw:layer="layout" svg:x1="37.461cm" svg:y1="12.491cm" svg:x2="40.055cm" svg:y2="12.491cm">
          <text:p/>
        </draw:line>
        <draw:line draw:style-name="gr1" draw:text-style-name="P1" draw:layer="layout" svg:x1="37.461cm" svg:y1="18.621cm" svg:x2="40.055cm" svg:y2="18.621cm">
          <text:p/>
        </draw:line>
        <draw:custom-shape draw:style-name="gr20" draw:text-style-name="P7" draw:layer="layout" svg:width="0.41cm" svg:height="0.413cm" svg:x="39.815cm" svg:y="12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0.41cm" svg:height="0.412cm" svg:x="39.816cm" svg:y="18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7" draw:layer="layout" svg:width="1.917cm" svg:height="2.712cm" svg:x="39.3cm" svg:y="14.188cm">
          <draw:text-box>
            <text:p text:style-name="P16"><text:span text:style-name="T8">V</text:span><text:span text:style-name="T9">Out</text:span></text:p>
          </draw:text-box>
        </draw:frame>
        <draw:line draw:style-name="gr23" draw:text-style-name="P1" draw:layer="layout" svg:x1="20.3cm" svg:y1="7.8cm" svg:x2="20.4cm" svg:y2="8.7cm">
          <text:p/>
        </draw:line>
        <draw:line draw:style-name="gr23" draw:text-style-name="P1" draw:layer="layout" svg:x1="15.9cm" svg:y1="12.6cm" svg:x2="16.4cm" svg:y2="12.6cm">
          <text:p/>
        </draw:line>
        <draw:line draw:style-name="gr23" draw:text-style-name="P1" draw:layer="layout" svg:x1="37.5cm" svg:y1="14.5cm" svg:x2="37.5cm" svg:y2="15cm">
          <text:p/>
        </draw:line>
        <draw:line draw:style-name="gr23" draw:text-style-name="P1" draw:layer="layout" svg:x1="37.5cm" svg:y1="14.5cm" svg:x2="37.5cm" svg:y2="15cm">
          <text:p/>
        </draw:line>
        <draw:line draw:style-name="gr23" draw:text-style-name="P1" draw:layer="layout" svg:x1="37.5cm" svg:y1="14.5cm" svg:x2="37.5cm" svg:y2="15cm">
          <text:p/>
        </draw:line>
        <draw:line draw:style-name="gr23" draw:text-style-name="P1" draw:layer="layout" svg:x1="37.5cm" svg:y1="16.4cm" svg:x2="37.5cm" svg:y2="1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ccanthis ADF Std" svg:font-family="'Accanthis ADF Std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1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7T15:22:01.782064007</dc:date>
    <meta:editing-duration>PT50M27S</meta:editing-duration>
    <meta:editing-cycles>15</meta:editing-cycles>
    <meta:generator>LibreOffice/6.4.7.2$Linux_X86_64 LibreOffice_project/40$Build-2</meta:generator>
    <meta:document-statistic meta:object-count="130"/>
  </office:meta>
</office:document-meta>
</file>